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b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4cm" svg:x="8cm" svg:y="1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4cm" svg:x="14cm" svg:y="1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4cm" svg:x="11cm" svg:y="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4cm" svg:x="8cm" svg:y="12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4cm" svg:x="11cm" svg:y="12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814cm" svg:height="2.291cm" svg:x="13.186cm" svg:y="9.5cm">
          <draw:text-box>
            <text:p><text:span text:style-name="T1">T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</meta:initial-creator>
    <meta:creation-date>2011-11-06T11:43:41</meta:creation-date>
    <dc:date>2011-11-06T11:48:22</dc:date>
    <dc:creator>stephane </dc:creator>
    <meta:editing-duration>PT4M44S</meta:editing-duration>
    <meta:editing-cycles>1</meta:editing-cycles>
    <meta:document-statistic meta:object-count="6"/>
    <meta:generator>LibreOffice/3.3$Linux LibreOffice_project/330m19$Build-202</meta:generator>
  </office:meta>
</office:document-meta>
</file>